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Helvetica neue" svg:font-family="'Helvetica neue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Helvetica neue" fo:font-size="11pt" officeooo:rsid="00021719" officeooo:paragraph-rsid="00021719" style:font-size-asian="11pt" style:font-size-complex="11pt"/>
    </style:style>
    <style:style style:name="P2" style:family="paragraph" style:parent-style-name="Standard">
      <style:text-properties style:font-name="Helvetica neue" fo:font-size="11pt" officeooo:rsid="0003c5b1" officeooo:paragraph-rsid="0003c5b1" style:font-size-asian="11pt" style:font-size-complex="11pt"/>
    </style:style>
    <style:style style:name="P3" style:family="paragraph" style:parent-style-name="Standard">
      <style:text-properties style:font-name="Helvetica neue" fo:font-size="11pt" style:text-underline-style="solid" style:text-underline-width="auto" style:text-underline-color="font-color" fo:font-weight="bold" officeooo:rsid="0003c5b1" officeooo:paragraph-rsid="0003c5b1" style:font-size-asian="11pt" style:font-weight-asian="bold" style:font-size-complex="11pt" style:font-weight-complex="bold"/>
    </style:style>
    <style:style style:name="P4" style:family="paragraph" style:parent-style-name="Standard">
      <style:text-properties style:font-name="Helvetica neue" fo:font-size="11pt" style:text-underline-style="solid" style:text-underline-width="auto" style:text-underline-color="font-color" fo:font-weight="bold" officeooo:rsid="00055b77" officeooo:paragraph-rsid="00055b77" style:font-size-asian="11pt" style:font-weight-asian="bold" style:font-size-complex="11pt" style:font-weight-complex="bold"/>
    </style:style>
    <style:style style:name="T1" style:family="text">
      <style:text-properties style:text-underline-style="none" fo:font-weight="normal" style:font-weight-asian="normal" style:font-weight-complex="normal"/>
    </style:style>
    <style:style style:name="T2" style:family="text">
      <style:text-properties style:text-underline-style="none" fo:font-weight="normal" officeooo:rsid="00055b77" style:font-weight-asian="normal" style:font-weight-complex="normal"/>
    </style:style>
    <style:style style:name="T3" style:family="text">
      <style:text-properties style:text-underline-style="none" fo:font-weight="normal" officeooo:rsid="0005a2d6" style:font-weight-asian="normal" style:font-weight-complex="normal"/>
    </style:style>
    <style:style style:name="T4" style:family="text">
      <style:text-properties officeooo:rsid="00055b7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covery</text:p>
      <text:p text:style-name="P1"/>
      <text:p text:style-name="P1">Code was lost in the transfer</text:p>
      <text:p text:style-name="P1"/>
      <text:p text:style-name="P1">Looks like we landed back somewhere in iteration 1</text:p>
      <text:p text:style-name="P1"/>
      <text:p text:style-name="P1"/>
      <text:p text:style-name="P1">What is missing:</text:p>
      <text:p text:style-name="P1">Iter 1 notes</text:p>
      <text:p text:style-name="P1"/>
      <text:p text:style-name="P1"/>
      <text:p text:style-name="P3">MainActivity</text:p>
      <text:p text:style-name="P2">- Seems to be fine</text:p>
      <text:p text:style-name="P2"/>
      <text:p text:style-name="P3">CreateBagManual</text:p>
      <text:p text:style-name="P2">- Missing documentation</text:p>
      <text:p text:style-name="P2">- Includes a number of unused functions/lines</text:p>
      <text:p text:style-name="P2">- <text:span text:style-name="T4">Arraylist sent to CalculateProb is not large enough</text:span></text:p>
      <text:p text:style-name="P2"><text:tab/><text:span text:style-name="T4">(Missing bless/curse/frost)</text:span></text:p>
      <text:p text:style-name="P2"/>
      <text:p text:style-name="P3">CreateBagScenario</text:p>
      <text:p text:style-name="P3"><text:span text:style-name="T1">- Missing all functionality</text:span></text:p>
      <text:p text:style-name="P3"><text:span text:style-name="T1"><text:tab/>- </text:span><text:span text:style-name="T2">Encoding for campaign/scenario</text:span></text:p>
      <text:p text:style-name="P3"><text:span text:style-name="T1"><text:tab/>- </text:span><text:span text:style-name="T2">Symbol information for scenario</text:span></text:p>
      <text:p text:style-name="P3"><text:span text:style-name="T2"><text:tab/>- Bag contents for scenario</text:span></text:p>
      <text:p text:style-name="P3"><text:span text:style-name="T1"/></text:p>
      <text:p text:style-name="P3"><text:span text:style-name="T1">- Missing all layout</text:span></text:p>
      <text:p text:style-name="P3"><text:span text:style-name="T1"><text:tab/>- </text:span><text:span text:style-name="T2">UI for campaign/scenario selection</text:span></text:p>
      <text:p text:style-name="P3"><text:span text:style-name="T2"><text:tab/><text:tab/>- Spinners, labels</text:span></text:p>
      <text:p text:style-name="P3"><text:span text:style-name="T2"><text:tab/>- Extra info for scenario variables (4?)</text:span></text:p>
      <text:p text:style-name="P3"><text:span text:style-name="T1"/></text:p>
      <text:p text:style-name="P3"><text:span text:style-name="T1"/></text:p>
      <text:p text:style-name="P4">CalculateProbability</text:p>
      <text:p text:style-name="P4"><text:span text:style-name="T1">- Missing entry in bag for frost token</text:span></text:p>
      <text:p text:style-name="P4"><text:span text:style-name="T1">- </text:span><text:span text:style-name="T3">Missing spinners for scenario variables (4?)</text:span></text:p>
      <text:p text:style-name="P4"><text:span text:style-name="T3">- Might be missing nonterminal efficiency calculation?</text:span></text:p>
      <text:p text:style-name="P4"><text:span text:style-name="T3"><text:tab/>- Did this go anywhere? Check notes before diving back in</text:span></text:p>
      <text:p text:style-name="P4"><text:span text:style-name="T3">- Did we do nonterminal testing?</text:span></text:p>
      <text:p text:style-name="P4"><text:span text:style-name="T3"><text:tab/>- Look into nonterminal depth? (This only seems relevant when implementing bless/curse tokens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Helvetica neue" svg:font-family="'Helvetica neue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08T10:00:42.542000000</meta:creation-date>
    <dc:date>2024-09-08T15:20:59.089000000</dc:date>
    <meta:editing-duration>PT4H36M35S</meta:editing-duration>
    <meta:editing-cycles>2</meta:editing-cycles>
    <meta:generator>LibreOffice/24.2.5.2$Windows_X86_64 LibreOffice_project/bffef4ea93e59bebbeaf7f431bb02b1a39ee8a59</meta:generator>
    <meta:document-statistic meta:table-count="0" meta:image-count="0" meta:object-count="0" meta:page-count="1" meta:paragraph-count="28" meta:word-count="141" meta:character-count="908" meta:non-whitespace-character-count="785"/>
  </office:meta>
</office:document-meta>
</file>